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6.10884476" calcext:value-type="float">
            <text:p>46,10884476</text:p>
          </table:table-cell>
          <table:table-cell office:value-type="float" office:value="1.207200623E-026" calcext:value-type="float">
            <text:p>1,21E-026</text:p>
          </table:table-cell>
          <table:table-cell office:value-type="float" office:value="4.097957611" calcext:value-type="float">
            <text:p>4,097957611</text:p>
          </table:table-cell>
          <table:table-cell table:style-name="ce2" table:formula="of:=([.E3]-[.E2])/[.E2]" office:value-type="float" office:value="0.00241235695251276" calcext:value-type="float">
            <text:p>0,00241235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545" calcext:value-type="float">
            <text:p>68545</text:p>
          </table:table-cell>
          <table:table-cell office:value-type="float" office:value="51.3771553" calcext:value-type="float">
            <text:p>51,3771553</text:p>
          </table:table-cell>
          <table:table-cell office:value-type="float" office:value="3.765781744E-021" calcext:value-type="float">
            <text:p>3,77E-021</text:p>
          </table:table-cell>
          <table:table-cell office:value-type="float" office:value="2.897503614" calcext:value-type="float">
            <text:p>2,89750361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545" calcext:value-type="float">
            <text:p>68545</text:p>
          </table:table-cell>
          <table:table-cell office:value-type="float" office:value="51.23597336" calcext:value-type="float">
            <text:p>51,23597336</text:p>
          </table:table-cell>
          <table:table-cell office:value-type="float" office:value="1.65782052E-020" calcext:value-type="float">
            <text:p>1,66E-020</text:p>
          </table:table-cell>
          <table:table-cell office:value-type="float" office:value="2.9015553" calcext:value-type="float">
            <text:p>2,9015553</text:p>
          </table:table-cell>
          <table:table-cell table:formula="of:=([.E5]-[.E4])/[.E4]" office:value-type="float" office:value="0.00139833682361024" calcext:value-type="float">
            <text:p>0,001398336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046" calcext:value-type="float">
            <text:p>69046</text:p>
          </table:table-cell>
          <table:table-cell office:value-type="float" office:value="52.07260132" calcext:value-type="float">
            <text:p>52,07260132</text:p>
          </table:table-cell>
          <table:table-cell office:value-type="float" office:value="2.113407794E-018" calcext:value-type="float">
            <text:p>2,11E-018</text:p>
          </table:table-cell>
          <table:table-cell office:value-type="float" office:value="2.351371527" calcext:value-type="float">
            <text:p>2,35137152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046" calcext:value-type="float">
            <text:p>69046</text:p>
          </table:table-cell>
          <table:table-cell office:value-type="float" office:value="51.90756989" calcext:value-type="float">
            <text:p>51,90756989</text:p>
          </table:table-cell>
          <table:table-cell office:value-type="float" office:value="7.538885225E-018" calcext:value-type="float">
            <text:p>7,54E-018</text:p>
          </table:table-cell>
          <table:table-cell office:value-type="float" office:value="2.351753473" calcext:value-type="float">
            <text:p>2,351753473</text:p>
          </table:table-cell>
          <table:table-cell table:style-name="ce3" table:formula="of:=([.E7]-[.E6])/[.E6]" office:value-type="float" office:value="0.000162435410829093" calcext:value-type="float">
            <text:p>0,000162435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142" calcext:value-type="float">
            <text:p>69142</text:p>
          </table:table-cell>
          <table:table-cell office:value-type="float" office:value="52.1608696" calcext:value-type="float">
            <text:p>52,1608696</text:p>
          </table:table-cell>
          <table:table-cell office:value-type="float" office:value="1.861335632E-015" calcext:value-type="float">
            <text:p>1,86E-015</text:p>
          </table:table-cell>
          <table:table-cell office:value-type="float" office:value="2.013394833" calcext:value-type="float">
            <text:p>2,01339483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142" calcext:value-type="float">
            <text:p>69142</text:p>
          </table:table-cell>
          <table:table-cell office:value-type="float" office:value="51.90167999" calcext:value-type="float">
            <text:p>51,90167999</text:p>
          </table:table-cell>
          <table:table-cell office:value-type="float" office:value="2.091831508E-015" calcext:value-type="float">
            <text:p>2,09E-015</text:p>
          </table:table-cell>
          <table:table-cell office:value-type="float" office:value="2.014215708" calcext:value-type="float">
            <text:p>2,014215708</text:p>
          </table:table-cell>
          <table:table-cell table:style-name="ce3" table:formula="of:=([.E9]-[.E8])/[.E8]" office:value-type="float" office:value="0.000407706916967167" calcext:value-type="float">
            <text:p>0,000407706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464" calcext:value-type="float">
            <text:p>69464</text:p>
          </table:table-cell>
          <table:table-cell office:value-type="float" office:value="52.00416946" calcext:value-type="float">
            <text:p>52,00416946</text:p>
          </table:table-cell>
          <table:table-cell office:value-type="float" office:value="0.0000000000000531271499" calcext:value-type="float">
            <text:p>5,31E-014</text:p>
          </table:table-cell>
          <table:table-cell office:value-type="float" office:value="1.779326677" calcext:value-type="float">
            <text:p>1,779326677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464" calcext:value-type="float">
            <text:p>69464</text:p>
          </table:table-cell>
          <table:table-cell office:value-type="float" office:value="51.99452591" calcext:value-type="float">
            <text:p>51,99452591</text:p>
          </table:table-cell>
          <table:table-cell office:value-type="float" office:value="0.00000000000004350496065" calcext:value-type="float">
            <text:p>4,35E-014</text:p>
          </table:table-cell>
          <table:table-cell office:value-type="float" office:value="1.779560566" calcext:value-type="float">
            <text:p>1,779560566</text:p>
          </table:table-cell>
          <table:table-cell table:style-name="ce3" table:formula="of:=([.E11]-[.E10])/[.E10]" office:value-type="float" office:value="0.000131448037633163" calcext:value-type="float">
            <text:p>0,00013144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550" calcext:value-type="float">
            <text:p>69550</text:p>
          </table:table-cell>
          <table:table-cell office:value-type="float" office:value="52.04989243" calcext:value-type="float">
            <text:p>52,04989243</text:p>
          </table:table-cell>
          <table:table-cell office:value-type="float" office:value="0.000000000001946378605" calcext:value-type="float">
            <text:p>1,95E-012</text:p>
          </table:table-cell>
          <table:table-cell office:value-type="float" office:value="1.601709485" calcext:value-type="float">
            <text:p>1,60170948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550" calcext:value-type="float">
            <text:p>69550</text:p>
          </table:table-cell>
          <table:table-cell office:value-type="float" office:value="52.08206177" calcext:value-type="float">
            <text:p>52,08206177</text:p>
          </table:table-cell>
          <table:table-cell office:value-type="float" office:value="0.000000000001081296402" calcext:value-type="float">
            <text:p>1,08E-012</text:p>
          </table:table-cell>
          <table:table-cell office:value-type="float" office:value="1.602281213" calcext:value-type="float">
            <text:p>1,602281213</text:p>
          </table:table-cell>
          <table:table-cell table:formula="of:=([.E13]-[.E12])/[.E12]" office:value-type="float" office:value="0.000356948626048711" calcext:value-type="float">
            <text:p>0,000356948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795" calcext:value-type="float">
            <text:p>69795</text:p>
          </table:table-cell>
          <table:table-cell office:value-type="float" office:value="52.07215881" calcext:value-type="float">
            <text:p>52,07215881</text:p>
          </table:table-cell>
          <table:table-cell office:value-type="float" office:value="0.000000000002611548564" calcext:value-type="float">
            <text:p>2,61E-012</text:p>
          </table:table-cell>
          <table:table-cell office:value-type="float" office:value="1.461860299" calcext:value-type="float">
            <text:p>1,46186029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795" calcext:value-type="float">
            <text:p>69795</text:p>
          </table:table-cell>
          <table:table-cell office:value-type="float" office:value="52.0750351" calcext:value-type="float">
            <text:p>52,0750351</text:p>
          </table:table-cell>
          <table:table-cell office:value-type="float" office:value="0.000000000007449340624" calcext:value-type="float">
            <text:p>7,45E-012</text:p>
          </table:table-cell>
          <table:table-cell office:value-type="float" office:value="1.462345839" calcext:value-type="float">
            <text:p>1,462345839</text:p>
          </table:table-cell>
          <table:table-cell table:formula="of:=([.E15]-[.E14])/[.E14]" office:value-type="float" office:value="0.000332138440541997" calcext:value-type="float">
            <text:p>0,000332138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974" calcext:value-type="float">
            <text:p>69974</text:p>
          </table:table-cell>
          <table:table-cell office:value-type="float" office:value="52.09181213" calcext:value-type="float">
            <text:p>52,09181213</text:p>
          </table:table-cell>
          <table:table-cell office:value-type="float" office:value="0.00000000005792176114" calcext:value-type="float">
            <text:p>5,79E-011</text:p>
          </table:table-cell>
          <table:table-cell office:value-type="float" office:value="1.347667336" calcext:value-type="float">
            <text:p>1,34766733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974" calcext:value-type="float">
            <text:p>69974</text:p>
          </table:table-cell>
          <table:table-cell office:value-type="float" office:value="52.21038818" calcext:value-type="float">
            <text:p>52,21038818</text:p>
          </table:table-cell>
          <table:table-cell office:value-type="float" office:value="0.00000000006617709158" calcext:value-type="float">
            <text:p>6,62E-011</text:p>
          </table:table-cell>
          <table:table-cell office:value-type="float" office:value="1.348233104" calcext:value-type="float">
            <text:p>1,348233104</text:p>
          </table:table-cell>
          <table:table-cell table:formula="of:=([.E17]-[.E16])/[.E16]" office:value-type="float" office:value="0.000419812801636358" calcext:value-type="float">
            <text:p>0,000419812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199" calcext:value-type="float">
            <text:p>70199</text:p>
          </table:table-cell>
          <table:table-cell office:value-type="float" office:value="52.21861649" calcext:value-type="float">
            <text:p>52,21861649</text:p>
          </table:table-cell>
          <table:table-cell office:value-type="float" office:value="0.0000000007802278823" calcext:value-type="float">
            <text:p>7,80E-010</text:p>
          </table:table-cell>
          <table:table-cell office:value-type="float" office:value="1.251326084" calcext:value-type="float">
            <text:p>1,25132608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199" calcext:value-type="float">
            <text:p>70199</text:p>
          </table:table-cell>
          <table:table-cell office:value-type="float" office:value="52.27711487" calcext:value-type="float">
            <text:p>52,27711487</text:p>
          </table:table-cell>
          <table:table-cell office:value-type="float" office:value="0.00000000123112387" calcext:value-type="float">
            <text:p>1,23E-009</text:p>
          </table:table-cell>
          <table:table-cell office:value-type="float" office:value="1.251550555" calcext:value-type="float">
            <text:p>1,251550555</text:p>
          </table:table-cell>
          <table:table-cell table:style-name="ce3" table:formula="of:=([.E19]-[.E18])/[.E18]" office:value-type="float" office:value="0.000179386494751687" calcext:value-type="float">
            <text:p>0,000179386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246" calcext:value-type="float">
            <text:p>70246</text:p>
          </table:table-cell>
          <table:table-cell office:value-type="float" office:value="52.2852211" calcext:value-type="float">
            <text:p>52,2852211</text:p>
          </table:table-cell>
          <table:table-cell office:value-type="float" office:value="0.000000006971016209" calcext:value-type="float">
            <text:p>6,97E-009</text:p>
          </table:table-cell>
          <table:table-cell office:value-type="float" office:value="1.168192506" calcext:value-type="float">
            <text:p>1,16819250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246" calcext:value-type="float">
            <text:p>70246</text:p>
          </table:table-cell>
          <table:table-cell office:value-type="float" office:value="52.55935669" calcext:value-type="float">
            <text:p>52,55935669</text:p>
          </table:table-cell>
          <table:table-cell office:value-type="float" office:value="0.000000008772572002" calcext:value-type="float">
            <text:p>8,77E-009</text:p>
          </table:table-cell>
          <table:table-cell office:value-type="float" office:value="1.168857336" calcext:value-type="float">
            <text:p>1,168857336</text:p>
          </table:table-cell>
          <table:table-cell table:style-name="ce3" table:formula="of:=([.E21]-[.E20])/[.E20]" office:value-type="float" office:value="0.000569109968250439" calcext:value-type="float">
            <text:p>0,0005691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0587" calcext:value-type="float">
            <text:p>70587</text:p>
          </table:table-cell>
          <table:table-cell office:value-type="float" office:value="52.55899811" calcext:value-type="float">
            <text:p>52,55899811</text:p>
          </table:table-cell>
          <table:table-cell office:value-type="float" office:value="0.00000001307843167" calcext:value-type="float">
            <text:p>1,31E-008</text:p>
          </table:table-cell>
          <table:table-cell office:value-type="float" office:value="1.095923662" calcext:value-type="float">
            <text:p>1,09592366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636968047278161" calcext:value-type="float">
            <text:p>0,000636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20:10:28.387316750</dc:date>
    <meta:document-statistic meta:table-count="1" meta:cell-count="121" meta:object-count="0"/>
    <meta:generator>LibreOffice/4.1.4.2$Linux_X86_64 LibreOffice_project/410m0$Build-2</meta:generator>
  </office:meta>
</office:document-meta>
</file>